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3.59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ta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.475" calcext:value-type="float">
            <text:p>9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.475" calcext:value-type="float">
            <text:p>83.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.825" calcext:value-type="float">
            <text:p>9.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.875" calcext:value-type="float">
            <text:p>7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float" office:value="27.75" calcext:value-type="float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.525" calcext:value-type="float">
            <text:p>20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.125" calcext:value-type="float">
            <text:p>40.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float" office:value="79.65" calcext:value-type="float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.275" calcext:value-type="float">
            <text:p>113.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.475" calcext:value-type="float">
            <text:p>12.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float" office:value="18.75" calcext:value-type="float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.275" calcext:value-type="float">
            <text:p>31.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Juoza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31T10:10:55.302455811</dc:date>
    <meta:editing-duration>PT1M36S</meta:editing-duration>
    <meta:editing-cycles>1</meta:editing-cycles>
    <meta:document-statistic meta:table-count="1" meta:cell-count="9849" meta:object-count="0"/>
    <meta:generator>LibreOffice/7.3.7.2$Linux_X86_64 LibreOffice_project/30$Build-2</meta:generator>
  </office:meta>
</office:document-meta>
</file>